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360bc" officeooo:paragraph-rsid="000360bc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60bc" officeooo:paragraph-rsid="000360b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60bc" officeooo:paragraph-rsid="000360b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7ba37" officeooo:paragraph-rsid="000360b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0360bc"/>
    </style:style>
    <style:style style:name="P6" style:family="paragraph" style:parent-style-name="Standard">
      <style:paragraph-properties fo:text-align="start" style:justify-single-word="false"/>
      <style:text-properties officeooo:paragraph-rsid="000360bc"/>
    </style:style>
    <style:style style:name="P7" style:family="paragraph" style:parent-style-name="Standard">
      <style:paragraph-properties fo:text-align="start" style:justify-single-word="false"/>
      <style:text-properties officeooo:rsid="000ad40d" officeooo:paragraph-rsid="000360bc"/>
    </style:style>
    <style:style style:name="T1" style:family="text">
      <style:text-properties fo:font-size="20pt" fo:font-weight="bold" officeooo:rsid="000360bc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07ba37" style:font-size-asian="20pt" style:font-weight-asian="bold" style:font-size-complex="20pt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360bc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90ab5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Machine_</text:span><text:span text:style-name="T2">Performante</text:span></text:p>
      <text:p text:style-name="P1"/>
      <text:p text:style-name="P2">Composants</text:p>
      <text:p text:style-name="P6"><text:span text:style-name="T4">- Le module </text:span><text:span text:style-name="T5">UI-FRONT</text:span></text:p>
      <text:p text:style-name="P7"><text:span text:style-name="T5"/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31:47.851753969</meta:creation-date>
    <dc:date>2022-03-24T21:23:26.550212084</dc:date>
    <meta:editing-duration>PT14M4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" meta:character-count="49" meta:non-whitespace-character-count="46"/>
  </office:meta>
</office:document-meta>
</file>